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8100000392F30C89D96FE5E11C.png" manifest:media-type="image/png"/>
  <manifest:file-entry manifest:full-path="Pictures/100000000000067F0000039034250127F0216A70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resentación final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7.999cm" svg:height="15.75cm" svg:x="0.001cm" svg:y="0cm">
          <draw:image xlink:href="Pictures/100000000000067F0000039034250127F0216A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7.999cm" svg:height="15.75cm" svg:x="0cm" svg:y="0cm">
          <draw:image xlink:href="Pictures/100000000000068100000392F30C89D96FE5E1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/>
    </style:style>
    <style:style style:name="MP10" style:family="paragraph">
      <style:paragraph-properties fo:text-align="center" style:writing-mode="lr-tb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13:36:25.656787939</meta:creation-date>
    <meta:editing-duration>PT8M12S</meta:editing-duration>
    <meta:editing-cycles>6</meta:editing-cycles>
    <meta:generator>LibreOffice/6.0.7.3$Linux_X86_64 LibreOffice_project/00m0$Build-3</meta:generator>
    <dc:date>2020-12-15T12:53:23.373488331</dc:date>
    <meta:document-statistic meta:object-count="46"/>
  </office:meta>
</office:document-meta>
</file>